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dd04d" officeooo:paragraph-rsid="000dd04d"/>
    </style:style>
    <style:style style:name="P2" style:family="paragraph" style:parent-style-name="Standard">
      <style:text-properties fo:font-weight="normal" officeooo:rsid="000dd04d" officeooo:paragraph-rsid="000dd04d" style:font-weight-asian="normal" style:font-weight-complex="normal"/>
    </style:style>
    <style:style style:name="P3" style:family="paragraph" style:parent-style-name="Standard">
      <style:text-properties officeooo:paragraph-rsid="000f6b24"/>
    </style:style>
    <style:style style:name="P4" style:family="paragraph" style:parent-style-name="Standard">
      <style:text-properties officeooo:paragraph-rsid="0017ccde"/>
    </style:style>
    <style:style style:name="P5" style:family="paragraph" style:parent-style-name="Text_20_body">
      <style:text-properties officeooo:paragraph-rsid="0016efd4"/>
    </style:style>
    <style:style style:name="P6" style:family="paragraph" style:parent-style-name="Text_20_body">
      <style:text-properties officeooo:paragraph-rsid="0017ccde"/>
    </style:style>
    <style:style style:name="P7" style:family="paragraph" style:parent-style-name="Text_20_body">
      <style:text-properties officeooo:rsid="0016efd4" officeooo:paragraph-rsid="0017ccde"/>
    </style:style>
    <style:style style:name="P8" style:family="paragraph" style:parent-style-name="Standard" style:list-style-name="L1">
      <style:text-properties officeooo:rsid="000dd04d" officeooo:paragraph-rsid="000dd04d"/>
    </style:style>
    <style:style style:name="P9" style:family="paragraph" style:parent-style-name="Standard">
      <style:text-properties officeooo:rsid="000dd04d" officeooo:paragraph-rsid="000f6b24"/>
    </style:style>
    <style:style style:name="P10" style:family="paragraph" style:parent-style-name="Standard" style:list-style-name="L2">
      <style:text-properties fo:font-weight="normal" officeooo:rsid="000dd04d" officeooo:paragraph-rsid="000dd04d" style:font-weight-asian="normal" style:font-weight-complex="normal"/>
    </style:style>
    <style:style style:name="P11" style:family="paragraph" style:parent-style-name="Standard">
      <style:text-properties fo:font-weight="normal" officeooo:rsid="000dd04d" officeooo:paragraph-rsid="000dd04d" style:font-weight-asian="normal" style:font-weight-complex="normal"/>
    </style:style>
    <style:style style:name="P12" style:family="paragraph" style:parent-style-name="Standard" style:list-style-name="L3">
      <style:text-properties officeooo:paragraph-rsid="000f6b24"/>
    </style:style>
    <style:style style:name="P13" style:family="paragraph" style:parent-style-name="Standard" style:list-style-name="L4">
      <style:text-properties officeooo:paragraph-rsid="000f6b24"/>
    </style:style>
    <style:style style:name="P14" style:family="paragraph" style:parent-style-name="Standard" style:list-style-name="L4">
      <style:text-properties officeooo:rsid="001adf0b" officeooo:paragraph-rsid="001adf0b"/>
    </style:style>
    <style:style style:name="P15" style:family="paragraph" style:parent-style-name="Text_20_body" style:list-style-name="L4">
      <style:text-properties officeooo:paragraph-rsid="001adf0b"/>
    </style:style>
    <style:style style:name="P16" style:family="paragraph" style:parent-style-name="Text_20_body" style:list-style-name="L4">
      <style:text-properties officeooo:paragraph-rsid="0016efd4"/>
    </style:style>
    <style:style style:name="P17" style:family="paragraph" style:parent-style-name="Text_20_body" style:list-style-name="L4">
      <style:text-properties officeooo:paragraph-rsid="0017ccde"/>
    </style:style>
    <style:style style:name="P18" style:family="paragraph" style:parent-style-name="Text_20_body" style:list-style-name="L4">
      <style:text-properties officeooo:paragraph-rsid="001daae7"/>
    </style:style>
    <style:style style:name="P19" style:family="paragraph" style:parent-style-name="Text_20_body" style:list-style-name="L4">
      <style:text-properties officeooo:rsid="001e998d" officeooo:paragraph-rsid="001e998d"/>
    </style:style>
    <style:style style:name="T1" style:family="text">
      <style:text-properties officeooo:rsid="00113698"/>
    </style:style>
    <style:style style:name="T2" style:family="text">
      <style:text-properties officeooo:rsid="0012b693"/>
    </style:style>
    <style:style style:name="T3" style:family="text">
      <style:text-properties officeooo:rsid="001317ba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f6a65" fo:background-color="#ffff00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efd4" style:font-weight-asian="normal" style:font-weight-complex="normal"/>
    </style:style>
    <style:style style:name="T8" style:family="text">
      <style:text-properties fo:font-weight="normal" officeooo:rsid="0017ccde" style:font-weight-asian="normal" style:font-weight-complex="normal"/>
    </style:style>
    <style:style style:name="T9" style:family="text">
      <style:text-properties fo:font-weight="normal" officeooo:rsid="0019eee5" style:font-weight-asian="normal" style:font-weight-complex="normal"/>
    </style:style>
    <style:style style:name="T10" style:family="text">
      <style:text-properties fo:font-weight="normal" officeooo:rsid="001317ba" style:font-weight-asian="normal" style:font-weight-complex="normal"/>
    </style:style>
    <style:style style:name="T11" style:family="text">
      <style:text-properties fo:font-weight="normal" officeooo:rsid="001ae942" style:font-weight-asian="normal" style:font-weight-complex="normal"/>
    </style:style>
    <style:style style:name="T12" style:family="text">
      <style:text-properties fo:font-weight="normal" officeooo:rsid="001daae7" style:font-weight-asian="normal" style:font-weight-complex="normal"/>
    </style:style>
    <style:style style:name="T13" style:family="text">
      <style:text-properties officeooo:rsid="001a513c" fo:background-color="transparent" loext:char-shading-value="0"/>
    </style:style>
    <style:style style:name="T14" style:family="text">
      <style:text-properties officeooo:rsid="0016efd4" fo:background-color="transparent" loext:char-shading-value="0"/>
    </style:style>
    <style:style style:name="T15" style:family="text">
      <style:text-properties officeooo:rsid="001adf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у лучше отправлять так: http://pd.rkn.gov.ru/operators-registry/notification/form/</text:p>
      <text:p text:style-name="Standard"/>
      <text:p text:style-name="Standard">Категории персональных данных:</text:p>
      <text:list xml:id="list6994957198658708631" text:style-name="L1">
        <text:list-item>
          <text:p text:style-name="P8">ФИО</text:p>
        </text:list-item>
        <text:list-item>
          <text:p text:style-name="P8">День, месяц, год рождения</text:p>
          <text:p text:style-name="P8"/>
        </text:list-item>
      </text:list>
      <text:p text:style-name="P2">Другие категории персональных данных, не указанные в данном перечне:</text:p>
      <text:list xml:id="list8896313324785919302" text:style-name="L2">
        <text:list-item>
          <text:p text:style-name="P10">Паспортные данные</text:p>
        </text:list-item>
      </text:list>
      <text:p text:style-name="P2"/>
      <text:p text:style-name="P2">Перечень действий с персональными данными, общее описание: сбор, запись, систематизация, накопление, хранение, уточнение (обновление, изменение), <text:s/>использование, предоставление доступа</text:p>
      <text:p text:style-name="Standard"/>
      <text:p text:style-name="P9">Обработка данных:</text:p>
      <text:list xml:id="list2813096686628884534" text:style-name="L3">
        <text:list-item>
          <text:p text:style-name="P12">автоматизированная</text:p>
        </text:list-item>
        <text:list-item>
          <text:p text:style-name="P12">без передачи по внутренней сети юридического лица</text:p>
        </text:list-item>
        <text:list-item>
          <text:p text:style-name="P12">с передачей по сети Интернет</text:p>
        </text:list-item>
      </text:list>
      <text:p text:style-name="P3"/>
      <text:p text:style-name="P3">Осуществление трансграничной передачи персональных данных: <text:span text:style-name="T1">не осуществляется</text:span></text:p>
      <text:p text:style-name="P3"/>
      <text:p text:style-name="P3">Описание мер, предусмотренных статьями 18.1. и 19:</text:p>
      <text:list xml:id="list4301253469451851639" text:style-name="L4">
        <text:list-item>
          <text:p text:style-name="P14">Разработано <text:span text:style-name="T4">«Положение об обработке персональных данных»</text:span> <text:span text:style-name="T4">в ООО «</text:span><text:span text:style-name="T5">Моя фирма</text:span><text:span text:style-name="T4">».</text:span></text:p>
        </text:list-item>
        <text:list-item>
          <text:p text:style-name="P13"><text:span text:style-name="T2">Сотрудники, являющиеся пользователями ИСПДн и СКЗИ, </text:span>проинформированы о правилах работы <text:span text:style-name="T2">с </text:span>ИСПДн <text:span text:style-name="T2">и СКЗИ, </text:span>и ответственности за несоблюдение правил обеспечения безопасности информации.</text:p>
        </text:list-item>
        <text:list-item>
          <text:p text:style-name="P15"><text:span text:style-name="T13">Класс </text:span><text:span text:style-name="T14">ИСПДн: 3 (третий).</text:span></text:p>
        </text:list-item>
      </text:list>
      <text:p text:style-name="P7">Средства обеспечения безопасности: </text:p>
      <text:list xml:id="list134203282105396" text:continue-numbering="true" text:style-name="L4">
        <text:list-item>
          <text:p text:style-name="P16"><text:span text:style-name="Strong_20_Emphasis"><text:span text:style-name="T7">Альт Линукс СПТ 6.0.</text:span></text:span><text:span text:style-name="T7"> </text:span><text:span text:style-name="Strong_20_Emphasis"><text:span text:style-name="T6">Сертификат ФСТЭК №2317 от 18.04.2011 продлен до 18.04.2017.</text:span></text:span></text:p>
        </text:list-item>
      </text:list>
      <text:p text:style-name="P5"><text:span text:style-name="Strong_20_Emphasis"><text:span text:style-name="T8">И</text:span></text:span><text:span text:style-name="Strong_20_Emphasis"><text:span text:style-name="T6">спользование шифровальных (криптографических) средств</text:span></text:span><text:span text:style-name="Strong_20_Emphasis"><text:span text:style-name="T7">: да.</text:span></text:span></text:p>
      <text:p text:style-name="P5"><text:span text:style-name="Strong_20_Emphasis"><text:span text:style-name="T7">Наименование, регистрационные номера и производители используемых криптографических средств:</text:span></text:span></text:p>
      <text:list xml:id="list134202783217631" text:continue-numbering="true" text:style-name="L4">
        <text:list-item>
          <text:p text:style-name="P17"><text:span text:style-name="Strong_20_Emphasis"><text:span text:style-name="T7">КриптоПро CSP версия 3.8 (исполнение 2). Регистрационный номер СФ/124-2504 от 12.02.2015 действителен до 12.02.2018.</text:span></text:span></text:p>
        </text:list-item>
      </text:list>
      <text:p text:style-name="P6"><text:span text:style-name="Strong_20_Emphasis"><text:span text:style-name="T8">Ур</text:span></text:span><text:span text:style-name="Strong_20_Emphasis"><text:span text:style-name="T7">овень криптографической защиты персональных данных</text:span></text:span><text:span text:style-name="Strong_20_Emphasis"><text:span text:style-name="T8">: КС2.</text:span></text:span></text:p>
      <text:p text:style-name="P6"><text:span text:style-name="Strong_20_Emphasis"><text:span text:style-name="T8">Уровень специальной защиты от утечки по каналам побочных излучений и наводок: КС.</text:span></text:span></text:p>
      <text:p text:style-name="P6"><text:span text:style-name="Strong_20_Emphasis"><text:span text:style-name="T8">Уровень защиты от несанкционированного доступа: АК2.</text:span></text:span></text:p>
      <text:p text:style-name="P4"><text:span text:style-name="Strong_20_Emphasis"><text:span text:style-name="T8">Сведения об обеспечении безопасности персональных данных в соответствии с требованиями к защите персональных данных, установленными Правительством РФ:</text:span></text:span></text:p>
      <text:list xml:id="list134201979721774" text:continue-numbering="true" text:style-name="L4">
        <text:list-item>
          <text:p text:style-name="P15"><text:span text:style-name="T2">П</text:span>омещения, в которых располагаются <text:span text:style-name="T2">ИСПДн и </text:span>СКЗИ, оснащены входными дверьми с замками, обеспечения постоянного закрытия дверей помещений на замок и их открытия только для санкционированного прохода.</text:p>
        </text:list-item>
        <text:list-item>
          <text:p text:style-name="P19">Определён список сотрудников, имеющих доступ к ИСПДн.</text:p>
        </text:list-item>
        <text:list-item>
          <text:p text:style-name="P15"><text:soft-page-break/><text:span text:style-name="T3">О</text:span>существляется регистрация и учет действий пользователей с П<text:span text:style-name="T15">Д</text:span>н.</text:p>
        </text:list-item>
        <text:list-item>
          <text:p text:style-name="P15"><text:span text:style-name="Strong_20_Emphasis"><text:span text:style-name="T10">На</text:span></text:span><text:span text:style-name="Strong_20_Emphasis"><text:span text:style-name="T9"> серверах, на которых установлены СКЗИ </text:span></text:span><text:span text:style-name="Strong_20_Emphasis"><text:span text:style-name="T10">и ИСПДн, </text:span></text:span><text:span text:style-name="Strong_20_Emphasis"><text:span text:style-name="T9">используются сертифицированные средства защиты информации от несанкционированного доступа </text:span></text:span><text:span text:style-name="Strong_20_Emphasis"><text:span text:style-name="T11">и сертифи­ци­ро­ванные средства антивирусной защиты.</text:span></text:span></text:p>
        </text:list-item>
        <text:list-item>
          <text:p text:style-name="P18"><text:span text:style-name="Strong_20_Emphasis"><text:span text:style-name="T12">Передача персональных данных осуществляется по каналам связи, защищенным от перехвата нарушителем и несанкционированных воздействий.</text:span></text:span></text:p>
        </text:list-item>
        <text:list-item>
          <text:p text:style-name="P18"><text:span text:style-name="Strong_20_Emphasis"><text:span text:style-name="T12">Хранение персональных данных осуществляется на носителях информации, защищённых СКЗИ, что исключает несанкционированный доступ к ПДн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 </meta:initial-creator>
    <meta:creation-date>2015-07-30T23:19:18.295552011</meta:creation-date>
    <meta:generator>LibreOffice/4.3.7.2$Linux_X86_64 LibreOffice_project/430$Build-2</meta:generator>
    <dc:date>2015-08-17T13:42:00.963010455</dc:date>
    <dc:creator>Дмитрий  </dc:creator>
    <meta:editing-duration>PT5H11M46S</meta:editing-duration>
    <meta:editing-cycles>15</meta:editing-cycles>
    <meta:document-statistic meta:table-count="0" meta:image-count="0" meta:object-count="0" meta:page-count="2" meta:paragraph-count="32" meta:word-count="299" meta:character-count="2441" meta:non-whitespace-character-count="2189"/>
  </office:meta>
</office:document-meta>
</file>